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language="en" fo:country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2pt" fo:language="pt" fo:country="BR" fo:font-weight="normal" style:font-name-asian="Bitstream Vera Sans" style:font-size-asian="12pt" style:language-asian="pt" style:country-asian="BR" style:font-weight-asian="normal" style:font-name-complex="Mincho" style:font-size-complex="12pt" style:language-complex="pt" style:country-complex="BR" style:font-weight-complex="normal"/>
    </style:style>
    <style:style style:name="P8" style:family="paragraph" style:parent-style-name="Text_20_body">
      <style:text-properties fo:language="en" fo:country="none"/>
    </style:style>
    <style:style style:name="P9" style:family="paragraph" style:parent-style-name="Text_20_body">
      <style:text-properties style:font-name="Arial" fo:font-size="12pt" fo:language="en" fo:country="none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language="en" fo:country="none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Preformatted_20_Text">
      <style:paragraph-properties fo:margin-top="0cm" fo:margin-bottom="0.499cm"/>
      <style:text-properties fo:language="en" fo:country="none"/>
    </style:style>
    <style:style style:name="P1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style:font-size-asian="12pt" style:font-size-complex="12pt"/>
    </style:style>
    <style:style style:name="P16" style:family="paragraph" style:parent-style-name="Text_20_body">
      <style:text-properties fo:language="en" fo:country="none"/>
    </style:style>
    <style:style style:name="P17" style:family="paragraph" style:parent-style-name="Text_20_body">
      <style:text-properties style:font-name="Arial" fo:font-size="12pt" fo:language="en" fo:country="none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ULES</text:p>
      <text:p text:style-name="P1"/>
      <text:p text:style-name="P1">O comando CREATE RULE cria uma regra aplicada à tabela ou view especificada.</text:p>
      <text:p text:style-name="P1"/>
      <text:p text:style-name="P1">Uma regra faz com que comandos adicionais sejam executados quando um determinado comando é executado em uma determinada tabela.</text:p>
      <text:p text:style-name="P1"/>
      <text:p text:style-name="P1">É importante perceber que a regra é, na realidade, um mecanismo de transformação de comando, ou uma macro de comando.</text:p>
      <text:p text:style-name="P1"/>
      <text:p text:style-name="P1">É possível criar a ilusão de uma view atualizável definindo regras ON INSERT, ON UPDATE e ON DELETE, ou qualquer subconjunto destas que seja suficiente para as finalidades desejadas, para substituir as ações de atualização na visão por atualizações apropriadas em outras tabelas.</text:p>
      <text:p text:style-name="P1"/>
      <text:p text:style-name="P1">Existe algo a ser lembrado quando se tenta utilizar rules condicionais para atualização de visões: é obrigatório haver uma rule incondicional INSTEAD para cada ação que se deseja permitir na visão. Se a rule for condicional, ou não for INSTEAD, então o sistema continuará a rejeitar as tentativas de realizar a ação de atualização, porque acha que poderá acabar tentando realizar a ação sobre a tabela fictícia da visão em alguns casos.</text:p>
      <text:p text:style-name="P3"/>
      <text:p text:style-name="P1">banco=# \h create rule</text:p>
      <text:p text:style-name="P1">Comando: <text:s text:c="4"/>CREATE RULE</text:p>
      <text:p text:style-name="P1">Descrição: <text:s text:c="2"/>define uma nova regra de reescrita</text:p>
      <text:p text:style-name="P1">Sintaxe:</text:p>
      <text:p text:style-name="P1">CREATE [ OR REPLACE ] RULE nome AS ON evento</text:p>
      <text:p text:style-name="P1"><text:s text:c="4"/>TO tabela [ WHERE condição ]</text:p>
      <text:p text:style-name="P1"><text:s text:c="4"/>DO [ ALSO | INSTEAD ] { NOTHING | comando | ( comando ; comando ... ) }</text:p>
      <text:p text:style-name="P1"/>
      <text:p text:style-name="P1">O comando CREATE RULE cria uma rule aplicada à tabela ou visão especificada.</text:p>
      <text:p text:style-name="P1"/>
      <text:p text:style-name="P4">evento</text:p>
      <text:p text:style-name="P1">Evento é um entre SELECT, INSERT, UPDATE e DELETE.</text:p>
      <text:p text:style-name="P3"/>
      <text:p text:style-name="P4">condição</text:p>
      <text:p text:style-name="P1">Qualquer expressão condicional SQL (retornando boolean). A expressão condicional não pode fazer referência a nenhuma tabela, exceto NEW e OLD, e não pode conter funções de agregação.</text:p>
      <text:p text:style-name="P1"/>
      <text:p text:style-name="P4">INSTEAD</text:p>
      <text:p text:style-name="P1">INSTEAD indica que os comandos devem ser executados em vez dos (instead of) comandos originais.</text:p>
      <text:p text:style-name="P1"/>
      <text:p text:style-name="P4">ALSO</text:p>
      <text:p text:style-name="P1">ALSO indica que os comandos devem ser executados adicionalmente aos comandos originais.</text:p>
      <text:p text:style-name="P1"/>
      <text:p text:style-name="P1">Se não for especificado nem ALSO nem INSTEAD, ALSO é o padrão.</text:p>
      <text:p text:style-name="P1"/>
      <text:p text:style-name="P4">comando</text:p>
      <text:p text:style-name="P1">O comando ou comandos que compõem a ação da regra. Os comandos válidos são SELECT, INSERT, UPDATE, <text:s/>DELETE e NOTIFY.</text:p>
      <text:p text:style-name="P1"><text:soft-page-break/></text:p>
      <text:p text:style-name="P2">Dentro da condição e do comando, os nomes especiais de tabela NEW e OLD podem ser usados para fazer referência aos valores na tabela referenciada. O NEW é válido nas regras ON INSERT e ON UPDATE, para fazer referência à nova linha sendo inserida ou atualizada. O OLD é válido nas regras ON UPDATE e ON DELETE, para fazer referência à linha existente sendo atualizada ou excluída.</text:p>
      <text:p text:style-name="P7"/>
      <text:p text:style-name="P7"><text:span text:style-name="T2">Obs</text:span>.: É necessário possuir o privilégio RULE na tabela para poder definir uma regra para a mesma.</text:p>
      <text:p text:style-name="P3"/>
      <text:p text:style-name="P4">Exemplos:</text:p>
      <text:p text:style-name="P1">CREATE RULE me_notifique AS ON UPDATE TO datas DO ALSO NOTIFY datas;</text:p>
      <text:p text:style-name="P1"/>
      <text:p text:style-name="P1">CREATE RULE r1 AS ON INSERT TO TBL1 DO</text:p>
      <text:p text:style-name="P1">(INSERT INTO TBL2 VALUES (new.i); NOTIFY TBL2);</text:p>
      <text:p text:style-name="P1"/>
      <text:p text:style-name="P1">CREATE RULE "_RETURN" AS ON SELECT TO minha_visão DO INSTEAD</text:p>
      <text:p text:style-name="P1">SELECT * FROM minha_tabela;<text:tab/>-- Ao invés de selecionar da visão seleciona da tabela.</text:p>
      <text:p text:style-name="P1"/>
      <text:p text:style-name="P1"/>
      <text:p text:style-name="P4">Exemplo de uso prático de Rule</text:p>
      <text:p text:style-name="P6"/>
      <text:p text:style-name="P1"><text:span text:style-name="T1">Existe uma tabela <text:s/></text:span><text:span text:style-name="Source_20_Text"><text:span text:style-name="T1">shoelace_data que queremos monitorar e guardar os relatórios de alterações do camposl_avail na tabela shoelace_log.</text:span></text:span></text:p>
      <text:p text:style-name="P1"><text:span text:style-name="Source_20_Text"><text:span text:style-name="T1">Para isso criaremos uma rule que gravará um registro na tabela <text:s/>shoelace_log sempre que o campo sl_avail for alterado em shoelace_data (vide estrutura abaixo).</text:span></text:span></text:p>
      <text:p text:style-name="P1"><text:span text:style-name="Source_20_Text"><text:span text:style-name="T1"/></text:span></text:p>
      <text:p text:style-name="Standard"><text:span text:style-name="T1">Say we want to trace changes to the </text:span><text:span text:style-name="Source_20_Text"><text:span text:style-name="T1">sl_avail</text:span></text:span><text:span text:style-name="T1"> column in the </text:span><text:span text:style-name="Source_20_Text"><text:span text:style-name="T1">shoelace_data</text:span></text:span><text:span text:style-name="T1"> <text:s/>relation. So we set up a log table and a rule that conditionally writes a log entry when an </text:span><text:span text:style-name="Source_20_Text"><text:span text:style-name="T1">UPDATE</text:span></text:span><text:span text:style-name="T1"> is performed on </text:span><text:span text:style-name="Source_20_Text"><text:span text:style-name="T1">shoelace_data</text:span></text:span><text:span text:style-name="T1">. </text:span></text:p>
      <text:p text:style-name="P10"/>
      <text:p text:style-name="P10">CREATE TABLE shoelace_data (</text:p>
      <text:p text:style-name="Preformatted_20_Text"><text:s text:c="4"/><text:span text:style-name="T1">sl_name <text:s text:c="3"/>text, <text:s text:c="9"/>-- primary key</text:span></text:p>
      <text:p text:style-name="Preformatted_20_Text"><text:s text:c="4"/><text:span text:style-name="T1">sl_avail <text:s text:c="2"/>integer, <text:s text:c="6"/>-- available number of pairs</text:span></text:p>
      <text:p text:style-name="Preformatted_20_Text"><text:s text:c="4"/><text:span text:style-name="T1">sl_color <text:s text:c="2"/>text, <text:s text:c="9"/>-- shoelace color</text:span></text:p>
      <text:p text:style-name="Preformatted_20_Text"><text:s text:c="4"/><text:span text:style-name="T1">sl_len <text:s text:c="4"/>real, <text:s text:c="9"/>-- shoelace length</text:span></text:p>
      <text:p text:style-name="Preformatted_20_Text"><text:s text:c="4"/><text:span text:style-name="T1">sl_unit <text:s text:c="3"/>text <text:s text:c="10"/>-- length unit</text:span></text:p>
      <text:p text:style-name="P12">);</text:p>
      <text:p text:style-name="P10">CREATE TABLE shoelace_log (</text:p>
      <text:p text:style-name="Preformatted_20_Text"><text:s text:c="4"/><text:span text:style-name="T1">sl_name <text:s text:c="3"/>text, <text:s text:c="9"/>-- shoelace changed</text:span></text:p>
      <text:p text:style-name="Preformatted_20_Text"><text:s text:c="4"/><text:span text:style-name="T1">sl_avail <text:s text:c="2"/>integer, <text:s text:c="6"/>-- new available value</text:span></text:p>
      <text:p text:style-name="Preformatted_20_Text"><text:s text:c="4"/><text:span text:style-name="T1">log_who <text:s text:c="3"/>text, <text:s text:c="9"/>-- who did it</text:span></text:p>
      <text:p text:style-name="Preformatted_20_Text"><text:s text:c="4"/><text:span text:style-name="T1">log_when <text:s text:c="2"/>timestamp <text:s text:c="5"/>-- when</text:span></text:p>
      <text:p text:style-name="P10">);</text:p>
      <text:p text:style-name="Preformatted_20_Text"/>
      <text:p text:style-name="P10">CREATE RULE log_shoelace AS ON UPDATE TO shoelace_data</text:p>
      <text:p text:style-name="Preformatted_20_Text"><text:s text:c="4"/><text:span text:style-name="T1">WHERE NEW.sl_avail &lt;&gt; OLD.sl_avail</text:span></text:p>
      <text:p text:style-name="Preformatted_20_Text"><text:s text:c="4"/><text:span text:style-name="T1">DO INSERT INTO shoelace_log VALUES (</text:span></text:p>
      <text:p text:style-name="Preformatted_20_Text"><text:s text:c="36"/><text:span text:style-name="T1">NEW.sl_name,</text:span></text:p>
      <text:p text:style-name="Preformatted_20_Text"><text:s text:c="36"/><text:span text:style-name="T1">NEW.sl_avail,</text:span></text:p>
      <text:p text:style-name="Preformatted_20_Text"><text:s text:c="36"/><text:span text:style-name="T1">current_user,</text:span></text:p>
      <text:p text:style-name="Preformatted_20_Text"><text:s text:c="36"/><text:span text:style-name="T1">current_timestamp</text:span></text:p>
      <text:p text:style-name="P11"><text:s text:c="32"/><text:span text:style-name="T1">);</text:span></text:p>
      <text:p text:style-name="P8"><text:soft-page-break/>Vejamos o conteúdo da tabela shoelace_log:<text:line-break/>SELECT * FROM shoelace_log;</text:p>
      <text:p text:style-name="P8">Atualizemos a tabela shoelace_data alterando o campo sl_avail: <text:line-break/>UPDATE shoelace_data SET sl_avail = 6 WHERE sl_name = 'sl7';</text:p>
      <text:p text:style-name="P8">Vejamos novamente o que ocorreu na tabela shoelace_log: <text:line-break/>SELECT * FROM shoelace_log;</text:p>
      <text:p text:style-name="Preformatted_20_Text"><text:s/><text:span text:style-name="T1">sl_name | sl_avail | log_who | log_when <text:s text:c="23"/></text:span></text:p>
      <text:p text:style-name="P10">---------+----------+---------+----------------------------------</text:p>
      <text:p text:style-name="Preformatted_20_Text"><text:s/><text:span text:style-name="T1">sl7 <text:s text:c="4"/>| <text:s text:c="7"/>6 | Al <text:s text:c="5"/>| Tue Oct 20 16:14:45 1998 MET DST</text:span></text:p>
      <text:p text:style-name="P12">(1 row)</text:p>
      <text:p text:style-name="P9">Veja que agora ela armazena as informações que indicamos.</text:p>
      <text:p text:style-name="P9">Crie um exemplo similar para uso de r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Mincho" svg:font-family="Mincho, 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5T08:34:44</dc:date>
    <meta:editing-cycles>20</meta:editing-cycles>
    <meta:editing-duration>PT38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7" meta:word-count="714" meta:character-count="4723"/>
  </office:meta>
</office:document-meta>
</file>